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1" fo:font-size="10pt" fo:font-weight="bold" officeooo:rsid="004bde7c" officeooo:paragraph-rsid="004bde7c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1" fo:font-size="10pt" fo:font-weight="bold" officeooo:paragraph-rsid="004bde7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41665f"/>
    </style:style>
    <style:style style:name="P9" style:family="paragraph" style:parent-style-name="Standard">
      <style:text-properties officeooo:paragraph-rsid="004bde7c"/>
    </style:style>
    <style:style style:name="P10" style:family="paragraph" style:parent-style-name="Standard">
      <style:text-properties officeooo:rsid="004bde7c" officeooo:paragraph-rsid="004bde7c"/>
    </style:style>
    <style:style style:name="P11" style:family="paragraph" style:parent-style-name="Standard">
      <style:text-properties officeooo:rsid="004bde7c" officeooo:paragraph-rsid="0054beb8"/>
    </style:style>
    <style:style style:name="P12" style:family="paragraph" style:parent-style-name="Standard">
      <style:text-properties officeooo:rsid="004bde7c" officeooo:paragraph-rsid="005641ee"/>
    </style:style>
    <style:style style:name="P13" style:family="paragraph" style:parent-style-name="Standard">
      <style:text-properties officeooo:rsid="0053f86e" officeooo:paragraph-rsid="0053f86e"/>
    </style:style>
    <style:style style:name="P14" style:family="paragraph" style:parent-style-name="Standard">
      <style:text-properties officeooo:rsid="00547e75" officeooo:paragraph-rsid="00547e75"/>
    </style:style>
    <style:style style:name="P15" style:family="paragraph" style:parent-style-name="Standard">
      <style:text-properties officeooo:rsid="0054beb8" officeooo:paragraph-rsid="0054beb8"/>
    </style:style>
    <style:style style:name="P16" style:family="paragraph" style:parent-style-name="Standard">
      <style:text-properties officeooo:paragraph-rsid="0054beb8"/>
    </style:style>
    <style:style style:name="P17" style:family="paragraph" style:parent-style-name="Standard">
      <style:text-properties officeooo:paragraph-rsid="005641ee"/>
    </style:style>
    <style:style style:name="P18" style:family="paragraph" style:parent-style-name="Standard">
      <style:text-properties officeooo:rsid="0057a5db" officeooo:paragraph-rsid="0057a5db"/>
    </style:style>
    <style:style style:name="P19" style:family="paragraph" style:parent-style-name="Standard">
      <style:text-properties officeooo:rsid="005c4e9a" officeooo:paragraph-rsid="005c4e9a"/>
    </style:style>
    <style:style style:name="P20" style:family="paragraph" style:parent-style-name="Standard">
      <style:text-properties officeooo:paragraph-rsid="005c4e9a"/>
    </style:style>
    <style:style style:name="P21" style:family="paragraph" style:parent-style-name="Negritos">
      <style:text-properties officeooo:rsid="0053f86e" officeooo:paragraph-rsid="0053f86e"/>
    </style:style>
    <style:style style:name="P22" style:family="paragraph" style:parent-style-name="Negritos">
      <style:text-properties style:font-name="DejaVu Sans Mono1" fo:font-size="10pt" fo:font-weight="bold" officeooo:rsid="0053f86e" officeooo:paragraph-rsid="0053f86e" style:font-size-asian="10pt" style:font-weight-asian="bold" style:font-size-complex="10pt" style:font-weight-complex="bold"/>
    </style:style>
    <style:style style:name="P23" style:family="paragraph" style:parent-style-name="Negritos">
      <style:text-properties officeooo:paragraph-rsid="0054beb8"/>
    </style:style>
    <style:style style:name="P24" style:family="paragraph" style:parent-style-name="Negritos">
      <style:text-properties officeooo:rsid="0057a5db" officeooo:paragraph-rsid="0057a5db"/>
    </style:style>
    <style:style style:name="P25" style:family="paragraph" style:parent-style-name="Standard">
      <style:paragraph-properties fo:break-before="page"/>
      <style:text-properties officeooo:rsid="004bde7c" officeooo:paragraph-rsid="004bde7c"/>
    </style:style>
    <style:style style:name="P26" style:family="paragraph" style:parent-style-name="Standard">
      <style:text-properties officeooo:rsid="004bde7c" officeooo:paragraph-rsid="004bde7c"/>
    </style:style>
    <style:style style:name="P27" style:family="paragraph" style:parent-style-name="Standard">
      <style:text-properties officeooo:rsid="00647523" officeooo:paragraph-rsid="00647523"/>
    </style:style>
    <style:style style:name="P28" style:family="paragraph" style:parent-style-name="Standard">
      <style:text-properties officeooo:rsid="00647523" officeooo:paragraph-rsid="00673471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 style:master-page-name="Standard">
      <style:paragraph-properties style:page-number="auto"/>
    </style:style>
    <style:style style:name="P31" style:family="paragraph" style:parent-style-name="Negritos">
      <style:text-properties style:font-name="DejaVu Sans Mono1" fo:font-size="10pt" fo:font-weight="bold" officeooo:rsid="0053f86e" officeooo:paragraph-rsid="006a6c86" style:font-size-asian="10pt" style:font-weight-asian="bold" style:font-size-complex="10pt" style:font-weight-complex="bold"/>
    </style:style>
    <style:style style:name="T1" style:family="text">
      <style:text-properties officeooo:rsid="00167c96"/>
    </style:style>
    <style:style style:name="T2" style:family="text">
      <style:text-properties officeooo:rsid="005232cc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6151c3" style:font-size-asian="9pt" style:font-weight-asian="bold" style:font-name-complex="Arial1" style:font-size-complex="9pt" style:font-weight-complex="bold"/>
    </style:style>
    <style:style style:name="T10" style:family="text">
      <style:text-properties style:text-underline-style="none" officeooo:rsid="004156af"/>
    </style:style>
    <style:style style:name="T11" style:family="text">
      <style:text-properties officeooo:rsid="004bde7c"/>
    </style:style>
    <style:style style:name="T12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fo:font-weight="bold" officeooo:rsid="005641ee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10pt" fo:font-weight="bold" officeooo:rsid="006151c3" style:font-size-asian="10pt" style:font-weight-asian="bold" style:font-size-complex="10pt" style:font-weight-complex="bold"/>
    </style:style>
    <style:style style:name="T15" style:family="text">
      <style:text-properties style:font-name="Linux Libertine O" officeooo:rsid="00167c96"/>
    </style:style>
    <style:style style:name="T16" style:family="text">
      <style:text-properties style:font-name="Linux Libertine O" officeooo:rsid="0041665f"/>
    </style:style>
    <style:style style:name="T17" style:family="text">
      <style:text-properties style:font-name="Linux Libertine O" officeooo:rsid="001744a1"/>
    </style:style>
    <style:style style:name="T18" style:family="text">
      <style:text-properties style:use-window-font-color="true" fo:language="es" fo:country="ES" style:font-name-asian="Times New Roman" style:font-name-complex="Times New Roman" style:language-complex="ar" style:country-complex="SA"/>
    </style:style>
    <style:style style:name="T19" style:family="text">
      <style:text-properties officeooo:rsid="0053f86e"/>
    </style:style>
    <style:style style:name="T20" style:family="text">
      <style:text-properties officeooo:rsid="0054beb8"/>
    </style:style>
    <style:style style:name="T21" style:family="text">
      <style:text-properties officeooo:rsid="005641ee"/>
    </style:style>
    <style:style style:name="T22" style:family="text">
      <style:text-properties officeooo:rsid="00589c59"/>
    </style:style>
    <style:style style:name="T23" style:family="text">
      <style:text-properties officeooo:rsid="005c4e9a"/>
    </style:style>
    <style:style style:name="T24" style:family="text">
      <style:text-properties officeooo:rsid="005da1df"/>
    </style:style>
    <style:style style:name="T25" style:family="text">
      <style:text-properties officeooo:rsid="006151c3"/>
    </style:style>
    <style:style style:name="T26" style:family="text">
      <style:text-properties officeooo:rsid="0062e011"/>
    </style:style>
    <style:style style:name="T27" style:family="text">
      <style:text-properties officeooo:rsid="00647523"/>
    </style:style>
    <style:style style:name="T28" style:family="text">
      <style:text-properties officeooo:rsid="0065eb8b"/>
    </style:style>
    <style:style style:name="T29" style:family="text">
      <style:text-properties officeooo:rsid="00673471"/>
    </style:style>
    <style:style style:name="T30" style:family="text">
      <style:text-properties officeooo:rsid="00683f56"/>
    </style:style>
    <style:style style:name="T31" style:family="text">
      <style:text-properties officeooo:rsid="0068bab1"/>
    </style:style>
    <style:style style:name="T32" style:family="text">
      <style:text-properties officeooo:rsid="006a6c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Uso <text:span text:style-name="T3">de</text:span> <text:span text:style-name="T10">containers</text:span><text:span text:style-name="T4"> Docker</text:span></text:h>
      <text:p text:style-name="Heading_20_2">Preparar el entorno de trabajo</text:p>
      <text:p text:style-name="P4">In<text:span text:style-name="T24">s</text:span>talar <text:span text:style-name="T11">Docker según la bitácora en el sitio de la cátedra.</text:span> </text:p>
      <text:p text:style-name="Heading_20_2">Comandos básicos de <text:span text:style-name="T11">Docker</text:span></text:p>
      <text:p text:style-name="P8"><text:span text:style-name="T15">Ejecute </text:span><text:span text:style-name="T16">los siguientes comando</text:span><text:span text:style-name="T15"> en una consola </text:span><text:span text:style-name="T17">y explique que es lo que hacen usando la documentación de Docker:</text:span></text:p>
      <text:p text:style-name="P5"/>
      <text:p text:style-name="Text_20_body">Obtener imagenes de Docker Hub</text:p>
      <text:p text:style-name="P6">docker pull ubuntu:1<text:span text:style-name="T25">8</text:span>.04</text:p>
      <text:p text:style-name="P9"><text:span text:style-name="T12">docker pull nginx:1.</text:span><text:span text:style-name="T14">16</text:span></text:p>
      <text:p text:style-name="P7"/>
      <text:p text:style-name="P10">Listando las imagenes</text:p>
      <text:p text:style-name="P6">docker <text:span text:style-name="T18">images</text:span></text:p>
      <text:p text:style-name="P10"/>
      <text:p text:style-name="P10">Ejecutando un shell dentro de un container Ubuntu 1<text:span text:style-name="T25">8</text:span>.04</text:p>
      <text:p text:style-name="Negritos">docker run -it ubuntu:1<text:span text:style-name="T25">8</text:span>.04 bash</text:p>
      <text:p text:style-name="P10"/>
      <text:p text:style-name="P10">Para salir de la consola Presionar CTRL+p y luego CTRL+q</text:p>
      <text:p text:style-name="P10"/>
      <text:p text:style-name="P10">Para ver los containers en ejecución</text:p>
      <text:p text:style-name="Negritos">docker ps</text:p>
      <text:p text:style-name="P10"/>
      <text:p text:style-name="P10">Para ver todos los containers (detenidos y en ejecución)</text:p>
      <text:p text:style-name="Negritos">docker ps -a</text:p>
      <text:p text:style-name="P10"/>
      <text:p text:style-name="P10">Para reconectarse a la consola de un container:</text:p>
      <text:p text:style-name="Negritos">docker attach 6e7a799d8965</text:p>
      <text:p text:style-name="P10">Presionar la tecla &lt;enter&gt;</text:p>
      <text:p text:style-name="P10"/>
      <text:p text:style-name="P10">Donde 6e7a799d8965 es el ID del container al que queremos conectarnos... <text:s/>se pueden usar sólo los primeros N caracteres del ID <text:s/>(siempre que no se repitan en otro container).</text:p>
      <text:p text:style-name="P10">También se puede usar el nombre del container (que aparece en la columna NAMES de docker ps) para el caso del container 6e7a799d8965, su nombre (autogenerado) es sad_einstein</text:p>
      <text:p text:style-name="P10"/>
      <text:p text:style-name="P10">Ejecutar un comando en un container que está corriendo:</text:p>
      <text:p text:style-name="Negritos">docker exec sad_einstein ls</text:p>
      <text:p text:style-name="P10"/>
      <text:p text:style-name="P10">Si necesitamos ejecutar un comando interactivo (que requiere una consola):</text:p>
      <text:p text:style-name="Negritos">docker exec -it sad_einstein top</text:p>
      <text:p text:style-name="P10"/>
      <text:p text:style-name="P10"/>
      <text:p text:style-name="P25">Para pausar/reanudar todos los procesos de un container:</text:p>
      <text:p text:style-name="Negritos">docker pause sad_einstein</text:p>
      <text:p text:style-name="Negritos">docker unpause sad_einstein</text:p>
      <text:p text:style-name="P10"/>
      <text:p text:style-name="P10">Para parar/iniciar/reiniciar un container:</text:p>
      <text:p text:style-name="Negritos">docker stop sad_einstein</text:p>
      <text:p text:style-name="Negritos">docker start sad_einstein</text:p>
      <text:p text:style-name="Negritos">docker restart sad_einstein</text:p>
      <text:p text:style-name="P10"/>
      <text:p text:style-name="P10">Para terminar un container (de manera incondicional):</text:p>
      <text:p text:style-name="Negritos">docker kill sad_einstein</text:p>
      <text:p text:style-name="P10"/>
      <text:p text:style-name="P10">Para ver los logs de un container:</text:p>
      <text:p text:style-name="Negritos">docker logs sad_einstein</text:p>
      <text:p text:style-name="P10"/>
      <text:p text:style-name="P10">Para ver las est<text:span text:style-name="T2">a</text:span>dísticas de uso de recursos de un container:</text:p>
      <text:p text:style-name="Negritos">docker stats sad_einstein</text:p>
      <text:p text:style-name="P10"/>
      <text:p text:style-name="P10">Para ver el top de los procesos de un container:</text:p>
      <text:p text:style-name="Negritos">docker top sad_einstein</text:p>
      <text:p text:style-name="P10"/>
      <text:p text:style-name="P10">Eliminar un container:</text:p>
      <text:p text:style-name="Negritos">docker rm sad_einstein</text:p>
      <text:p text:style-name="P10"/>
      <text:p text:style-name="Heading_20_2">Manejo de imagenes</text:p>
      <text:p text:style-name="P10">Obtener/enviar imagenes desde/hacia Docker Hub:</text:p>
      <text:p text:style-name="Negritos">docker pull <text:span text:style-name="T31">bash:latest</text:span></text:p>
      <text:p text:style-name="Negritos">docker push mi_user/mi_imagen</text:p>
      <text:p text:style-name="P10"/>
      <text:p text:style-name="P10">Eliminar una imagen:</text:p>
      <text:p text:style-name="Negritos">docker rmi <text:span text:style-name="T30">bash:latest</text:span></text:p>
      <text:p text:style-name="P10"/>
      <text:p text:style-name="P27">Descargar las siguientes imágenes:</text:p>
      <text:p text:style-name="Negritos">docker pull openjdk:8-jre</text:p>
      <text:p text:style-name="Negritos">docker pull openjdk:8-jre-<text:span text:style-name="T28">alpine</text:span></text:p>
      <text:p text:style-name="P27"/>
      <text:p text:style-name="P27">Listar las imagenes recién descargadas:</text:p>
      <text:p text:style-name="Negritos">docker images | grep 8-jre</text:p>
      <text:p text:style-name="P27"/>
      <text:p text:style-name="P28"><text:span text:style-name="T28">¿</text:span>A qué se debe las diferencias de tamaño de las <text:span text:style-name="T29">imágenes</text:span>? <text:span text:style-name="T28">¿Qué ventajas y desventajas tiene cada variante? </text:span>(ver <text:a xlink:type="simple" xlink:href="https://hub.docker.com/_/openjdk" text:style-name="Internet_20_link" text:visited-style-name="Visited_20_Internet_20_Link">https://hub.docker.com/_/openjdk</text:a>). </text:p>
      <text:p text:style-name="P10"/>
      <text:p text:style-name="Heading_20_2"/>
      <text:p text:style-name="P29">Usando imágenes docker</text:p>
      <text:p text:style-name="P10">Ahora creamos un container que ejecute un shell dentro de una imagen con un servidor Nginx:</text:p>
      <text:p text:style-name="Negritos">docker run -p 8080:80 -it nginx:1.<text:span text:style-name="T26">16</text:span> bash</text:p>
      <text:p text:style-name="P10"/>
      <text:p text:style-name="P10">Luego iniciemos el servicio nginx</text:p>
      <text:p text:style-name="Negritos">service nginx start</text:p>
      <text:p text:style-name="P10"/>
      <text:p text:style-name="P10">La alternativa es crear un container Nginx en modo dettached, con el puerto 80 expuesto y <text:span text:style-name="T20">estableciéndole</text:span> como nombre "nginx1":</text:p>
      <text:p text:style-name="Negritos">docker run --name nginx1 -d -i -p 80<text:span text:style-name="T19">80</text:span>:80 nginx:1.<text:span text:style-name="T27">16</text:span></text:p>
      <text:p text:style-name="P10"/>
      <text:p text:style-name="P10">Para conectarnos con un shell deberemos usar el comando:</text:p>
      <text:p text:style-name="Negritos">docker exec -it nginx1 /bin/bash</text:p>
      <text:p text:style-name="Standard"/>
      <text:p text:style-name="P20"><text:span text:style-name="T23">Para ver más opciones de la imagen Nginx de docker ver </text:span><text:a xlink:type="simple" xlink:href="https://hub.docker.com/_/nginx/" text:style-name="Internet_20_link" text:visited-style-name="Visited_20_Internet_20_Link"><text:span text:style-name="T23">aquí</text:span></text:a><text:span text:style-name="T23">.</text:span></text:p>
      <text:p text:style-name="P14"/>
      <text:p text:style-name="P14">Crearemos unos directorios para probar la ejecución de varios containers</text:p>
      <text:p text:style-name="P21">mkdir nginx</text:p>
      <text:p text:style-name="P21">cd nginx/</text:p>
      <text:p text:style-name="P21">mkdir sitio1</text:p>
      <text:p text:style-name="P21">mkdir sitio2</text:p>
      <text:p text:style-name="P21">mkdir sitio3</text:p>
      <text:p text:style-name="P21">echo "Sitio 1" &gt; sitio1/index.html</text:p>
      <text:p text:style-name="P21">echo "Sitio 2" &gt; sitio2/index.html</text:p>
      <text:p text:style-name="P21">echo "Sitio 3" &gt; sitio3/index.html</text:p>
      <text:p text:style-name="P13"/>
      <text:p text:style-name="P15">Ejecutamos tres containers apuntando a los directorios recién creados.</text:p>
      <text:p text:style-name="P22">docker run --name sitio<text:span text:style-name="T22">1</text:span> -p 8081:80 -v <text:span text:style-name="T32">$PWD</text:span>/sitio<text:span text:style-name="T22">1</text:span>/:/usr/share/nginx/html:ro -d nginx:<text:span text:style-name="T27">1.16</text:span> </text:p>
      <text:p text:style-name="P22"/>
      <text:p text:style-name="P31">docker run --name sitio2 -p 8082:80 -v <text:span text:style-name="T32">$PWD</text:span>/sitio2/:/usr/share/nginx/html:ro -d nginx:<text:span text:style-name="T27">1.16</text:span> </text:p>
      <text:p text:style-name="P22"/>
      <text:p text:style-name="P31">docker run --name sitio3 -p 8083:80 -v <text:span text:style-name="T32">$PWD</text:span>/sitio3/:/usr/share/nginx/html:ro -d nginx:<text:span text:style-name="T27">1.16</text:span> </text:p>
      <text:p text:style-name="Standard"/>
      <text:p text:style-name="P15">Verificamos que estén corriendo los containers con:</text:p>
      <text:p text:style-name="P23">docker <text:span text:style-name="T20">ps</text:span></text:p>
      <text:p text:style-name="P16"/>
      <text:p text:style-name="P11"><text:span text:style-name="T21">Verificamos que estén accesibles en</text:span>:<text:line-break/><text:a xlink:type="simple" xlink:href="http://localhost:8081/" text:style-name="Internet_20_link" text:visited-style-name="Visited_20_Internet_20_Link"><text:span text:style-name="T13">http://localhost:8081</text:span></text:a></text:p>
      <text:p text:style-name="P12"><text:a xlink:type="simple" xlink:href="http://localhost:8082/" text:style-name="Internet_20_link" text:visited-style-name="Visited_20_Internet_20_Link"><text:span text:style-name="T13">http://localhost:8082</text:span></text:a></text:p>
      <text:p text:style-name="P17"><text:a xlink:type="simple" xlink:href="http://localhost:8083/" text:style-name="Internet_20_link" text:visited-style-name="Visited_20_Internet_20_Link"><text:span text:style-name="T13">http://localhost:8083</text:span></text:a></text:p>
      <text:p text:style-name="P16"/>
      <text:p text:style-name="P18">Para ver el consumo de recursos de los containers:</text:p>
      <text:p text:style-name="P24">docker stats</text:p>
      <text:p text:style-name="P18"/>
      <text:p text:style-name="P19">Para ver otras imágenes oficiales consultar: <text:a xlink:type="simple" xlink:href="https://hub.docker.com/explore/" text:style-name="Internet_20_link" text:visited-style-name="Visited_20_Internet_20_Link">https://hub.docker.com/explor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232cc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6151c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8</text:span> - Uso <text:span text:style-name="MT3">de</text:span> <text:span text:style-name="MT4">containers Docker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</text:span><text:span text:style-name="MT9">20</text:span><text:span text:style-name="MT7"><text:tab/></text:span><text:span text:style-name="Page_20_Number"><text:span text:style-name="MT5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8 - Uso de containers Docker </dc:title>
    <dc:subject>Containers Docker</dc:subject>
    <meta:initial-creator>Gabriel </meta:initial-creator>
    <meta:creation-date>2015-03-25T17:24:42.108309479</meta:creation-date>
    <dc:language>en-US</dc:language>
    <meta:editing-cycles>57</meta:editing-cycles>
    <meta:editing-duration>P2DT5H52M37S</meta:editing-duration>
    <dc:date>2020-04-01T15:38:48.388811778</dc:date>
    <meta:keyword>consolidacion tics containers docker</meta:keyword>
    <meta:document-statistic meta:table-count="0" meta:image-count="0" meta:object-count="0" meta:page-count="3" meta:paragraph-count="89" meta:word-count="569" meta:character-count="3820" meta:non-whitespace-character-count="3337"/>
    <meta:user-defined meta:name="Info 1"/>
    <meta:user-defined meta:name="Info 2"/>
    <meta:user-defined meta:name="Info 3"/>
    <meta:user-defined meta:name="Info 4"/>
  </office:meta>
</office:document-meta>
</file>